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0pt" fo:language="en" fo:country="US" style:font-size-asian="20pt" style:font-size-complex="20pt"/>
    </style:style>
    <style:style style:name="P2" style:family="paragraph" style:parent-style-name="Standard">
      <style:paragraph-properties fo:text-align="center" style:justify-single-word="false"/>
      <style:text-properties fo:language="en" fo:country="U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text-properties fo:color="#ff0000" fo:font-weight="bold" style:font-weight-asian="bold" style:font-weight-complex="bold"/>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paragraph-properties fo:margin-top="0cm" fo:margin-bottom="0cm"/>
      <style:text-properties style:font-name="Courier New"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eam Frontend</text:p>
      <text:p text:style-name="P2">Implementation</text:p>
      <text:p text:style-name="P2"/>
      <text:table-of-content text:style-name="Sect1" text:name="Tartalomjegyzék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rtalomjegyzék1_Head">
            <text:p text:style-name="Contents_20_Heading">Table of Contents</text:p>
          </text:index-title>
          <text:p text:style-name="P3">Overview<text:tab/>2</text:p>
          <text:p text:style-name="P4">Template<text:tab/>2</text:p>
          <text:p text:style-name="P4">Evaluator<text:tab/>2</text:p>
          <text:p text:style-name="P4">Data Formatter<text:tab/>3</text:p>
          <text:p text:style-name="P4">Context awareness<text:tab/>3</text:p>
          <text:p text:style-name="P4">Resources<text:tab/>3</text:p>
          <text:p text:style-name="P4">Evaluator meta-language<text:tab/>4</text:p>
          <text:p text:style-name="P4">Constant matching<text:tab/>5</text:p>
          <text:p text:style-name="P3">Components<text:tab/>6</text:p>
          <text:p text:style-name="P4">Templates<text:tab/>6</text:p>
          <text:p text:style-name="P5">Sequence<text:tab/>6</text:p>
          <text:p text:style-name="P5">Optional<text:tab/>6</text:p>
          <text:p text:style-name="P5">Switch<text:tab/>6</text:p>
          <text:p text:style-name="P5">Repetition<text:tab/>6</text:p>
          <text:p text:style-name="P5">Include<text:tab/>7</text:p>
          <text:p text:style-name="P5">Constant<text:tab/>7</text:p>
          <text:p text:style-name="P5">ResourceConstant<text:tab/>7</text:p>
          <text:p text:style-name="P5">Whitespace<text:tab/>7</text:p>
          <text:p text:style-name="P4">Evaluator<text:tab/>7</text:p>
          <text:p text:style-name="P5">Field reference<text:tab/>7</text:p>
          <text:p text:style-name="P5">Resource reference<text:tab/>8</text:p>
          <text:p text:style-name="P5">Message<text:tab/>8</text:p>
          <text:p text:style-name="P5">Expression<text:tab/>8</text:p>
          <text:p text:style-name="P4">Data formatter<text:tab/>8</text:p>
          <text:p text:style-name="P4">Binary Stream<text:tab/>9</text:p>
          <text:p text:style-name="P4">Character Stream<text:tab/>9</text:p>
          <text:p text:style-name="P5">Content<text:tab/>9</text:p>
          <text:p text:style-name="P5">Encoding<text:tab/>10</text:p>
          <text:p text:style-name="P5">Positioning<text:tab/>10</text:p>
          <text:p text:style-name="P5">Data formatting<text:tab/>10</text:p>
        </text:index-body>
      </text:table-of-content>
      <text:h text:style-name="P6" text:outline-level="1">Overview</text:h>
      <text:p text:style-name="Text_20_body">Any application has two ways for communicating its environment: via events and streams. The events are handled by specific Modules that accept and transfer them to messages processed by other components. For streams, the situation is more complex: the stream comes through a port (keyboard, net socket, COM, etc), and then it must be transformed to entities and messages.</text:p>
      <text:p text:style-name="Text_20_body">This statement is fundamental: finally all streams should become “data”, either it is a serialized data structure, a set of changes or commands from a remote client. They are always entities and messages, and there is a set of rules, which is able to transform the stream to entities, the entities to a stream, or both (serialization: stream persistence or data communication between different worlds in the dust universe). Above this level, there is NO difference among a properties, an XML, or any other stream format – the stream must conform the rule set, and on the other end you can only see entities and messages.</text:p>
      <text:p text:style-name="Text_20_body">The actual business logic of the Module has nothing to do with this transformation process, it only contains the rule set (the “language definition”, and even this is optional!) and the domain that helps selecting the proper type set for the stream. Thus the whole logic is placed into the hierarchical Modules of an independent Domain: the Stream Frontend.</text:p>
      <text:h text:style-name="Heading_20_2" text:outline-level="2">Template</text:h>
      <text:p text:style-name="Text_20_body">The heart of the processing is the language definition. This is a hierarchy of <text:span text:style-name="T1">Template</text:span> elements, mostly hierarchical blocks of the data content. The first step of parsing is finding these blocks. So the Template elements are: string fractions; references to other template elements; and whitespaces.</text:p>
      <text:h text:style-name="Heading_20_2" text:outline-level="2">Evaluator</text:h>
      <text:p text:style-name="Text_20_body">Inside these blocks we have <text:span text:style-name="T1">Evaluators</text:span>. They are used to connect the stream content to data in the world: they are responsible to provide a field definition to the actual stream location; the content will be read into, or generated from that Variant. This can actually be a Field of an entity instance, in which case the Evaluator is i/o by default. In a more complex case this can be a result of a message, in which case there can be an input and an output message declaration; the result of the output is used on writing the stream, while the input must need the stream data as a parameter. The Evaluator may also be a “real” expression where the expression string is parsed and evaluated runtime, but this is only valid for languages used for export only.</text:p>
      <text:p text:style-name="Text_20_body">The result of an evaluator can be a string, which is immediately written into the stream – but it does NEVER go upwards (the result of the evaluator is a Template that is parsed and used again). All the structure information MUST be declared on Template level using the proper template items, even if it would seem to be easier reusing the result of an evaluator as a template.</text:p>
      <text:h text:style-name="Heading_20_2" text:outline-level="2">Data Formatter</text:h>
      <text:p text:style-name="Text_20_body">The last level is the <text:span text:style-name="T1">Data Formatter</text:span>, which is responsible for transforming the Variant content to its string representation, and/or vice versa, probably according to a formatting pattern. This pattern may be the part of the language definition, but not necessarily: the stream definition can also have them, and there must be a default pattern for all Variant data types in the current Locale definition, which is used when no other definition applies.</text:p>
      <text:p text:style-name="Text_20_body">As seen before, the Stream Frontend is designed to support both generating and parsing streams; when it comes to serialization, the same rule set must be applied both writing and reading the stream – thus any generic component must support two-way operation.</text:p>
      <text:h text:style-name="Heading_20_2" text:outline-level="2">Context awareness</text:h>
      <text:p text:style-name="Text_20_body">Both at the time of export and import, each Evaluator (thus the including Template) has a “this pointer”: the current entity it is working with. This entity is passed from the parent Template to its children by default, but in several cases it is replaced by another entity reachable from the current entity, like when repeating a Template, the current entity is the actually selected member of the iterated collection field.</text:p>
      <text:h text:style-name="Heading_20_2" text:outline-level="2">Resources</text:h>
      <text:p text:style-name="Text_20_body">The language definition contains strings of two kinds: single character control elements, like “;”, “[“, etc. and keywords like “begin”, “int”, etc. Both are fundamental to the language, so in this case these strings are stored directly in the language definition, without using the resource – so the language definition allows NO localization. Furthermore, to avoid encoding issues, these definitions can ONLY contain the standard ASCII character set numbers, letters and symbols. Period.</text:p>
      <text:p text:style-name="Text_20_body">On the other hand, the content created using the language definition can of course contain localized content from the beginning, like value formatting, names of the value set variables, and strings, text templates loaded from the proper resources.</text:p>
      <text:p text:style-name="P7">FAIL!</text:p>
      <text:p text:style-name="Text_20_body">This single Domain should be used for ALL generated texts; not only serialization or generated source codes, but localized user messages too. In this case, the source of a sequence template comes from a localized resource, and contains localized, non-ASCII string constants, and can use all the functionalities, like referring to fields, repeating other contents, etc.</text:p>
      <text:p text:style-name="Text_20_body">But again... the structure of the messages should not change over the localization: there must be the same data, the same repetition, etc. for all the localized versions – but with different encoding, words, and sequence order. Now what?</text:p>
      <text:p text:style-name="Text_20_body">This is about two different problems: how the template is loaded and what is its content. Step one: the constant template MAY contain localized text, and thus it MAY be loaded from a localized resource. Step two: the order of the items in a sequence CAN be different in different localizations; although the members except for the constants SHOULD be the same. It is natural that the sequence to be loaded from a string that contains the members and the constants, but this is not necessary, and it also means having a language that describe how to transform this text to a sequence template.</text:p>
      <text:p text:style-name="Text_20_body"/>
      <text:p text:style-name="Text_20_body">Summary:</text:p>
      <text:p text:style-name="Text_20_body">The language domain is responsible for generating localized output, so resources must be used for constants and sequences. The localized language cannot be locked to exports, because localized input (like in the case of speech control) is a must. This resource-dependency is “constant”, connects the language structure declaration: the template level to the resource. The resource contains a string which in this case is a serialized form of a template sequence. So...</text:p>
      <text:p text:style-name="Text_20_body">1: Some strings can go out out the resource – thus all of them must go there. I MUST forget about the sequence of the language defining id-rule tuples, that is only a way to serialize the template structure!!!</text:p>
      <text:p text:style-name="Text_20_body">2: There must be a meta-language definition that is used to load the template structure from the string read from the resource. Naturally, the root meta-language declaration cannot contain such members.</text:p>
      <text:p text:style-name="Text_20_body">3: A new “ResourceConstant” must appear: its identifier is looked up in the resource and that string is used. The original “Constant” is kept for those cases when the language definition is truly resource-independent. The language declaration may indicate its resource-dependency (that is being localized or global).</text:p>
      <text:p text:style-name="Text_20_body">4: A new ResourceSequence must appear; this is a way to load the identified Resource and transform it to a template structure using the meta-language. It is quite tempting to limit this component to constant texts and imports (reference to other template). With this limitation, you can't add complex expressions into the Resource, which would be very hard to keep in sync; all the evaluator declarations, etc must go into the referred templates that have no resource connection.</text:p>
      <text:p text:style-name="Text_20_body">And finally: any language can be serialized out to the localized or the base resource (depending on whether it uses local resource components or not), or to any stream, using the meta-language.</text:p>
      <text:h text:style-name="Heading_20_2" text:outline-level="2">Evaluator meta-language</text:h>
      <text:p text:style-name="Text_20_body">Meta-language comes into the view for evaluators as well. Many template items contain an evaluator that is necessary for their operations. The Meta-language of the templates must contain a break rule, when it passes the control to the Evaluator meta-language which can serialize the evaluator in from and out to the stream inside the template.</text:p>
      <text:p text:style-name="Text_20_body">The evaluator meta-language may or may not be the part of the template meta-language; inclusion is supported by the simplicity (have only one language); against inclusion is that the evaluator is independent from the template and can be used elsewhere (filtering).</text:p>
      <text:h text:style-name="Heading_20_2" text:outline-level="2">Constant matching</text:h>
      <text:p text:style-name="Text_20_body">Matching is not an easy task on parsing. There can be typos, different encodings may “mean” the same string, character case may be strict or not – in fact, matching is not required to be boolean, it can be fuzzy logic.</text:p>
      <text:p text:style-name="Text_20_body">So, matching requires some help from the stream (encoding) and more sophisticated algorithms sometimes. The Constant templates may refer (later) to such logics – but this is not specific to any language definition, stream or whatever, this is an independent Module. For the POC implementation, a simple string match will surely do.</text:p>
      <text:h text:style-name="Heading_20_1" text:outline-level="1">Components</text:h>
      <text:h text:style-name="Heading_20_2" text:outline-level="2">Templates</text:h>
      <text:p text:style-name="Text_20_body">The templates describe the logical blocks of the stream data. The template items represent their location and organization – but they contain only this: structure and string constants. All the rest belongs to the lower layers. However, some templates rely on Evaluators – this is when for example the repetition should occur all the members of a parent entity.</text:p>
      <text:p text:style-name="Text_20_body">When reading, each template item stores its start position, and returns the processing to it on failure, so their parents may try another path.</text:p>
      <text:p text:style-name="Text_20_body">The template item types are the following.</text:p>
      <text:h text:style-name="Heading_20_3" text:outline-level="3">Sequence</text:h>
      <text:p text:style-name="Text_20_body">An array of other Templates, which are executed in their order, both reading and writing.</text:p>
      <text:h text:style-name="Heading_20_3" text:outline-level="3">Optional</text:h>
      <text:p text:style-name="Text_20_body">This template contains an evaluator if it is used to writing. The result of that evaluator must be a boolean value, and the contained template is used if that evaluator evaluates to true.</text:p>
      <text:p text:style-name="Text_20_body">When reading, the contained template is called, and the optional template is accepted either its content is matched (then the stream position is moved after the contained section) or it fails (the position remains the same. If the Evaluator is writable (it is a field value, or it has a read message), then that evaluator is set to the actual (true/false) value.</text:p>
      <text:h text:style-name="Heading_20_3" text:outline-level="3">Switch</text:h>
      <text:p text:style-name="Text_20_body">This is an array of templates of which exactly one is used. When reading this means probing the templates, and accepting the first which is found to be valid.</text:p>
      <text:p text:style-name="Text_20_body">To write a Switch, you need to add an Evaluator that evaluates to a ValueSet (either a field or a result of a message); while you must assign the possible values to the templates. Thus on writing, the evaluator is evaluated, and the template assigned to the resulted value is used to go on.</text:p>
      <text:p text:style-name="Text_20_body">If the Switch contains a writable Evaluator, it is set to the value assigned to the matching template.</text:p>
      <text:h text:style-name="Heading_20_3" text:outline-level="3">Repetition</text:h>
      <text:p text:style-name="Text_20_body">When reading, the Repetition template tries to match its content template to the input, and exits when this fails, returning the stream position to the start of the failed attempt; but it always succeeds, because the repetition may be empty.</text:p>
      <text:p text:style-name="Text_20_body">To write a repetition, you must provide an evaluator that results a collection Variant, and its content will be the base of the repetition. On reading, that variant will be the target of the reading – an empty repetition means an unset collection.</text:p>
      <text:h text:style-name="Heading_20_3" text:outline-level="3">Include</text:h>
      <text:p text:style-name="Text_20_body">The include transfers the process to the identified rule, it is like “calling” another template. The “parameter” of the call is an evaluator, the data location (target entity) will be the result of the evaluator. If there is no evaluator, the new template inherits the actual context of the caller.</text:p>
      <text:h text:style-name="Heading_20_3" text:outline-level="3">Constant</text:h>
      <text:p text:style-name="Text_20_body">A constant string. On writing, this is written to the stream; on reading this is tested; on success the string is removed from the stream. The parser can(?) be </text:p>
      <text:h text:style-name="Heading_20_3" text:outline-level="3">ResourceConstant</text:h>
      <text:p text:style-name="Text_20_body">This Template contains a resource id, and reads its string content from the actual locale resource. Important: this is really a constant, the result string will be exported or matched as is.</text:p>
      <text:h text:style-name="Heading_20_3" text:outline-level="3">Whitespace</text:h>
      <text:p text:style-name="Text_20_body">The whitespace handler, it has different in and out parameter. On out it contains the actual number of spaces, linefeed count and if linefeed, indentation commands (increase/decrease). When reading, it accepts the content according to the same settings: spaces, tabs, etc; it can be set if it accepts (one or more) or requires linefeed. Indentation is silently omitted on reading.</text:p>
      <text:h text:style-name="Heading_20_2" text:outline-level="2">Evaluator</text:h>
      <text:p text:style-name="Text_20_body">The Evaluator layer connects the language definition to the actual data content. Evaluator elements are responsible for providing the actual values from the business logic on writing as a Variant; providing the type information for the formatter and then accepting the parsed value on reading. </text:p>
      <text:p text:style-name="Text_20_body">The Evaluator component is a generic component and used outside the Stream Frontend, they also support filtering for example. Most of the Evaluator elements are two-way: they can produce and accept a Variant<text:span text:style-name="T2">.</text:span></text:p>
      <text:p text:style-name="P8">The evaluator items are the following.</text:p>
      <text:h text:style-name="Heading_20_3" text:outline-level="3">Field reference</text:h>
      <text:p text:style-name="Text_20_body">This evaluator provides a way to access the specified Variant from an entity, which can either be</text:p>
      <text:list text:style-name="TreeList">
        <text:list-item>
          <text:p text:style-name="Tree">the current entity of the Evaluator, or</text:p>
        </text:list-item>
        <text:list-item>
          <text:p text:style-name="Tree">a shared entity instance in the context.</text:p>
        </text:list-item>
      </text:list>
      <text:h text:style-name="Heading_20_3" text:outline-level="3">Resource reference</text:h>
      <text:p text:style-name="Text_20_body">This is a resource assigned to an entity or a field, like the localized name or description of the specified field. This is basically an output value, but not surely. For example, a localized output contains the localized name of a field. When you give a text or voice order to change the field value, you identify that field with its localized name – when processing this input, the “current field” should be set according to its spoken localized name, which is followed by the value it should be set to.</text:p>
      <text:h text:style-name="Heading_20_3" text:outline-level="3">Message</text:h>
      <text:p text:style-name="Text_20_body">The Message evaluator contains the path of the target entity, the message Id, all the parameters and the field id of the return parameters of which the Variant value should be returned to the caller.</text:p>
      <text:h text:style-name="Heading_20_3" text:outline-level="3">Expression</text:h>
      <text:p text:style-name="Text_20_body">The expression is a tree of evaluators and operations; on execution this tree is evaluated following the tree structure. The operator set is a collection member of the Expression, can later be extended by new operations and functions; it is strictly typed (using the type information of the other evaluators), so the Expression can select which logic to use for different types of arguments.</text:p>
      <text:p text:style-name="Text_20_body">I feel a temptation to leave infix and postfix operators out. This does not decrease the capability of the Expression, but makes parsing much easier. However, considering the comfort of the usage, and the fact that parsing takes place only once, it might worth the effort. Anyway, this is just the language definition of the Evaluators, nothing more...</text:p>
      <text:p text:style-name="Text_20_body">The Expression can be used to calculate a value, but cannot reversely calculate the used fields from the result. <text:span text:style-name="T2">In fact, this can be thought over later, by checking the actual expression and the used fields: in a general case all the input fields are “known” and the result is “unknown”, but in other cases the result can be known and one or more fields unknown, and sometimes the unknown inputs can be deducted from the known data.</text:span></text:p>
      <text:h text:style-name="Heading_20_2" text:outline-level="2">Data formatter</text:h>
      <text:p text:style-name="Text_20_body">The data formatter comes into view when a certain Evaluator returned the actual Variant and it has to be transferred to the stream – or when at a certain point the stream contains the string representation of the value of the Variant of which we know the type.</text:p>
      <text:p text:style-name="Text_20_body">The data formatting is not related to the variant itself, but the language definition, or perhaps the actual locale. The formatter is a collection of transformation logics, one for each generic field type (this is important: formatting collections and single reference to another entity is NOT data formatting because that is a structure issue and MUST be handled on template level).</text:p>
      <text:p text:style-name="Text_20_body">So, the formatter is a single instance containing multiple declarations and logics. The dust kernel is not very welcoming in generic data access (it assumes that the logic writer knows the exact declarations of its entities, and use them by the predefined constants), so it would be hard (and slow) to do the formatting from the formatter side, it is turned around: the Variant is called with the formatter, and uses the proper function to export or parse the selected field.</text:p>
      <text:p text:style-name="Text_20_body">When parsing a stream, most of the times it is straightforward, where to end, like when parsing a number, or a strictly formatted date – but in the case of Strings this can be difficult. The formatter must contain the safety measures: start, terminate, escape characters, and the escaping method. Furthermore, the formatter may ask the environment for the possible end characters (this is important in the case of a flow text inserted into a template sequence; the next possible constant strings are the optional separators). This list should be lazily generated on the first call, but saved for later use in the actual location.</text:p>
      <text:h text:style-name="Heading_20_2" text:outline-level="2">Binary Stream</text:h>
      <text:p text:style-name="Text_20_body">For raw streams the general rule still applies: a rule set is used to generate and read the content from and to entities and messages – but it contains no human readable structuring texts. It is like a .jpg file or a .so binary: it contains a header, and that information is reused when reading the content (the remote aim is to process these files through a language definition).</text:p>
      <text:p text:style-name="Text_20_body">So, the rule set applies here, but extends it a little: the reading is not controlled by the actual content, but a previously loaded header (number of repetition, position of the next content). The language definition must support such extensions in order to be able to process binary files, and only those: these extensions are valid for binary files only!</text:p>
      <text:p text:style-name="Text_20_body">So far this can be:</text:p>
      <text:list text:style-name="TreeList">
        <text:list-item text:start-value="1">
          <text:p text:style-name="Tree">repetition count: this named value is a number, which can later be referred to (when reading!), so the previous header field can tell how much times to repeat a certain template element;</text:p>
        </text:list-item>
        <text:list-item>
          <text:p text:style-name="Tree">forward marks: this named value is the start position of the template element, so when reading, and finished a section, the next forward mark is selected, the stream is positioned to it and reading continues with that template and data;</text:p>
        </text:list-item>
        <text:list-item>
          <text:p text:style-name="Tree">padding (filling with a certain value until a boundary).</text:p>
        </text:list-item>
      </text:list>
      <text:h text:style-name="Heading_20_2" text:outline-level="2">Character Stream</text:h>
      <text:p text:style-name="Text_20_body">The Stream is the actual data flow, either in or out. On this level, dust does NOT handle stream positioning, parallel read, write, usage of temp files, etc – that is another level handled by those components that can provide the stream. </text:p>
      <text:h text:style-name="Heading_20_3" text:outline-level="3">Content</text:h>
      <text:p text:style-name="Text_20_body">The content of the Stream is a raw byte buffer – all the rest must be managed by the higher levels. In Java I suppose the java.nio package is the approach that I should use, but I have no experience with it yet.</text:p>
      <text:h text:style-name="Heading_20_3" text:outline-level="3">Encoding</text:h>
      <text:p text:style-name="Text_20_body">The stream must handle the encoding of the content in the case of character streams (both in and out). This means that it must do the conversion between the encoding of the stream and the using dust world. The default world encoding is utf-8 for Java application, but I think it should be global.</text:p>
      <text:h text:style-name="Heading_20_3" text:outline-level="3">Positioning</text:h>
      <text:p text:style-name="Text_20_body">Some languages can not be parsed in one run, it is possible that a portion is read forward, and then dropped on failure, return to a previous state and try reading another way. To support this (which of course should be avoided if possible), the stream can support marking locations, return to previous marks and drop the preceding marks (to release memory when a branch is successfully parsed). Some streams support this automatically, for others this can be emulated by using a memory buffer.</text:p>
      <text:h text:style-name="Heading_20_3" text:outline-level="3">Data formatting</text:h>
      <text:p text:style-name="Text_20_body">Some language definitions contain the value formatting – like parsing an existing log file from an application, the log timestamp format is exactly specified. But in most cases, like transporting some data between worlds, it is not necessarily the part of the language definition to specify the formatting – as long as both parties can refer to the same formatting rules. This can be achieved by the streams: a certain handshaking process before sending the actual content should match not only the character encoding, but the data formatting as well, either by referring to a commonly known rule set (declared in dust generic level), or passing the rules (formatting patterns) themselves.</text:p>
      <text:p text:style-name="Text_20_body">This also means that any persistent stream (where the handshake is impossible because the time of reading and writing differs) should contain this information in a predefined way (like having a file header, or a name extension, etc.)</text:p>
      <text:p text:style-name="Text_20_body">What is very important: there MUST NOT be any “context level default”, because it can be a simple source of misunderstanding; each and every case there must be a formatting indication. The missing indication means one thing: the basic formatting rule set declared globally for dust framework.</text:p>
      <text:h text:style-name="Heading_20_1" text:outline-level="1">Operation</text:h>
      <text:h text:style-name="Heading_20_2" text:outline-level="2">Initialization</text:h>
      <text:p text:style-name="Text_20_body">When reading a stream, we always “have” a “this” entity – except for the first element, when that element is yet unknown. There the following options:</text:p>
      <text:list text:style-name="TreeList">
        <text:list-item>
          <text:p text:style-name="Tree">The language declaration should contain not only the root element to start stream processing with, but the start entity type as well. This applies for a target specific language, for example the BNF language specification can state that any stream read using this language will describe a language, so it has to start with a new entity of Language type.</text:p>
        </text:list-item>
        <text:list-item>
          <text:p text:style-name="Tree">The stream contains this information (consequentially the language declaration contains a placeholder to store the type in the stream), so the reader uses this information and creates the proper components.</text:p>
        </text:list-item>
        <text:list-item>
          <text:p text:style-name="Tree">The reader might also be able to set that starting entity. This applies when the stream is used to update the data content of an already known, and previously selected entity.</text:p>
        </text:list-item>
      </text:list>
      <text:p text:style-name="Text_20_body">This means that the Language definition contains the following:</text:p>
      <text:list text:style-name="TreeList">
        <text:list-item>
          <text:p text:style-name="Tree">the map of rules (uniquely named Template collection)</text:p>
        </text:list-item>
        <text:list-item>
          <text:p text:style-name="Tree">start rule(s)</text:p>
        </text:list-item>
        <text:list-item>
          <text:p text:style-name="Tree">optionally: target types for the start rules</text:p>
        </text:list-item>
      </text:list>
      <text:h text:style-name="Heading_20_2" text:outline-level="2">Recursion</text:h>
      <text:p text:style-name="Text_20_body">The stream reading is just another persistence operation, and is naturally connected to a transaction: all the read objects are temporal, and integrated into the main entity set on the success of the reading (although they “see” each other during the operation). The same way, a recursive writing means putting all the referred entities along the requested one (once).</text:p>
      <text:h text:style-name="Heading_20_1" text:outline-level="1">Implementation</text:h>
      <text:p text:style-name="Text_20_body">Language – set of rules</text:p>
      <text:p text:style-name="Text_20_body">Rule: Identifiable + Template + Term</text:p>
      <text:p text:style-name="Text_20_body">“term”: switch | sequence</text:p>
      <text:p text:style-name="Text_20_body">sequence: element { whitespace element } [ whitespace ]</text:p>
      <text:p text:style-name="Text_20_body">element: import | constant | eval | optional | repeat | “(“ term “)”</text:p>
      <text:p text:style-name="Text_20_body">import: identifier of another rule</text:p>
      <text:p text:style-name="Text_20_body">constant: '”' text '”'</text:p>
      <text:p text:style-name="Text_20_body">optional: “[“ eval term “]”</text:p>
      <text:p text:style-name="Text_20_body">repeat: “{“ eval term “}”</text:p>
      <text:p text:style-name="Text_20_body">switch: eval eval_var element { “|” eval_var element }</text:p>
      <text:p text:style-name="Text_20_body">eval: “?eval var” variant access “?”</text:p>
      <text:p text:style-name="Text_20_body">eval_var: “?eval const” constant value access “?”</text:p>
      <text:p text:style-name="Text_20_body">whitespace: “?term whitespace” whitespace settings “?”</text:p>
      <text:p text:style-name="Text_20_body"/>
      <text:p text:style-name="Text_20_body">Language = { ?eval var Language.Rules? Rule }</text:p>
      <text:p text:style-name="Text_20_body">Rule = ?eval var Identified.Identifier? WsS “=” WsS Term WsS “;” WsL</text:p>
      <text:p text:style-name="Text_20_body">Term = ?eval var Template.Type? ?eval const Switch? Switch | ?eval const Sequence? Sequence | ... | ?eval const Term? “(“ Term “)”</text:p>
      <text:p text:style-name="Text_20_body">Switch = ExtEvalVar WsS ?eval var Switch.Variable? WsS ExtEnd WsS SwitchItem { WsS “|” SwitchItem }</text:p>
      <text:p text:style-name="Text_20_body">SwitchItem = ExtEvalConst WsS ?eval var SwitchItem.Value? WsS ExtEnd Term</text:p>
      <text:p text:style-name="Text_20_body">ExtEvalVar = “?eval var”</text:p>
      <text:p text:style-name="Text_20_body">ExtEvalConst = “?eval const”</text:p>
      <text:p text:style-name="Text_20_body">ExtEnd = “?”</text:p>
      <text:p text:style-name="Text_20_body">WsS = ?term whitespace” Si*o1 Li* ?</text:p>
      <text:p text:style-name="Text_20_body">WsL = ?term whitespace” <text:s/>Si* Li*o1 ?</text:p>
      <text:p text:style-name="Text_20_body"/>
      <text:p text:style-name="P9">1. bnf_file = { rule2 } ;</text:p>
      <text:p text:style-name="P9">2. rule = identifier3 "=" expression6 ";" ;</text:p>
      <text:p text:style-name="P9">6. expression = term7 { "|" term7 } ;</text:p>
      <text:p text:style-name="P9">7. term = factor8 { factor8 } ;</text:p>
      <text:p text:style-name="P9">8. factor = identifier3 | literal9 | range10 | "(" expression6 ")" | "{" expression6 "}" | "[" expression6 "]" ;</text:p>
      <text:p text:style-name="P9">9. literal = "\"" { char11 } "\"" ;</text:p>
      <text:p text:style-name="Text_20_body"/>
      <text:h text:style-name="Heading_20_2" text:outline-level="2">dBNF</text:h>
      <text:p text:style-name="Text_20_body">dBNF_definition = { Rule }</text:p>
      <text:p text:style-name="Text_20_body">Rule = ?eval var Identified.Identifier? + WSS + “=” + WSS + Term + WSS + “;” + WSL</text:p>
      <text:p text:style-name="Text_20_body">Term = ?eval var Template.Type? + (<text:line-break/><text:tab/>( ?eval const Switch? + Switch )<text:line-break/><text:tab/>| ( ?eval const Sequence? + Sequence ) <text:line-break/><text:tab/>| ... <text:line-break/><text:tab/>| ( ?eval const Term? + “(“ + Term + “)” ) )</text:p>
      <text:p text:style-name="Text_20_body">Switch = ExtEvalVar WSS ?eval var Switch.Variable? WSS ExtEnd WSS <text:line-break/><text:tab/>{ “|” / ExtEvalConst WSS ?eval var SwitchItem.Value? WSS ExtEnd Term }</text:p>
      <text:p text:style-name="Text_20_body">Sequence = { “+” + WSS + Term + WSS }</text:p>
      <text:p text:style-name="Text_20_body">Repeat = “{“ + WSS + Term + WSS <text:s/>+ “}” + WSS</text:p>
      <text:p text:style-name="Text_20_body">Eval = </text:p>
      <text:p text:style-name="Text_20_body">ExtEvalVar = “?eval var”</text:p>
      <text:p text:style-name="Text_20_body">ExtEvalConst = “?eval const”</text:p>
      <text:p text:style-name="Text_20_body">ExtEnd = “?”</text:p>
      <text:p text:style-name="Text_20_body">WSS = “?term whitespace” Si+o1 Li* ?</text:p>
      <text:p text:style-name="Text_20_body">WSL = “?term whitespace” Si* Li*o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99cm" fo:margin-bottom="0cm"/>
      <style:text-properties fo:language="en" fo:country="US"/>
    </style:style>
    <style:style style:name="Text_20_body" style:display-name="Text body" style:family="paragraph" style:parent-style-name="Standard" style:class="text" style:master-page-name="">
      <style:paragraph-properties fo:margin-top="0.199cm" fo:margin-bottom="0cm" fo:orphans="2" fo:widows="2"/>
    </style:style>
    <style:style style:name="Heading" style:family="paragraph" style:parent-style-name="Standard" style:next-style-name="Text_20_body" style:class="text">
      <style:paragraph-properties fo:margin-top="0.42cm" fo:margin-bottom="0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409cm" fo:text-align="center" style:justify-single-word="false"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fo:margin-top="0cm" fo:margin-bottom="0cm"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ree" style:family="paragraph" style:parent-style-name="Text_20_body" style:list-style-name="TreeList">
      <style:paragraph-properties fo:margin-left="0cm" fo:margin-right="0cm" fo:margin-top="0cm" fo:margin-bottom="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reeList">
      <text:list-level-style-bullet text:level="1" text:style-name="Bullet_20_Symbols" style:num-suffix="." text:bullet-char="•">
        <style:list-level-properties text:space-before="0.3cm" text:min-label-width="0.3cm"/>
        <style:text-properties style:font-name="StarSymbol"/>
      </text:list-level-style-bullet>
      <text:list-level-style-bullet text:level="2" text:style-name="Bullet_20_Symbols" style:num-suffix="." text:bullet-char="•">
        <style:list-level-properties text:space-before="0.6cm" text:min-label-width="0.3cm"/>
        <style:text-properties style:font-name="StarSymbol"/>
      </text:list-level-style-bullet>
      <text:list-level-style-bullet text:level="3" text:style-name="Bullet_20_Symbols" style:num-suffix="." text:bullet-char="•">
        <style:list-level-properties text:space-before="0.899cm" text:min-label-width="0.3cm"/>
        <style:text-properties style:font-name="StarSymbol"/>
      </text:list-level-style-bullet>
      <text:list-level-style-bullet text:level="4" text:style-name="Bullet_20_Symbols" style:num-suffix="." text:bullet-char="•">
        <style:list-level-properties text:space-before="1.199cm" text:min-label-width="0.3cm"/>
        <style:text-properties style:font-name="StarSymbol"/>
      </text:list-level-style-bullet>
      <text:list-level-style-bullet text:level="5" text:style-name="Bullet_20_Symbols" style:num-suffix="." text:bullet-char="•">
        <style:list-level-properties text:space-before="1.499cm" text:min-label-width="0.3cm"/>
        <style:text-properties style:font-name="StarSymbol"/>
      </text:list-level-style-bullet>
      <text:list-level-style-bullet text:level="6" text:style-name="Bullet_20_Symbols" style:num-suffix="." text:bullet-char="•">
        <style:list-level-properties text:space-before="1.799cm" text:min-label-width="0.3cm"/>
        <style:text-properties style:font-name="StarSymbol"/>
      </text:list-level-style-bullet>
      <text:list-level-style-bullet text:level="7" text:style-name="Bullet_20_Symbols" style:num-suffix="." text:bullet-char="•">
        <style:list-level-properties text:space-before="2.099cm" text:min-label-width="0.3cm"/>
        <style:text-properties style:font-name="StarSymbol"/>
      </text:list-level-style-bullet>
      <text:list-level-style-bullet text:level="8" text:style-name="Bullet_20_Symbols" style:num-suffix="." text:bullet-char="•">
        <style:list-level-properties text:space-before="2.399cm" text:min-label-width="0.3cm"/>
        <style:text-properties style:font-name="StarSymbol"/>
      </text:list-level-style-bullet>
      <text:list-level-style-bullet text:level="9" text:style-name="Bullet_20_Symbols" style:num-suffix="." text:bullet-char="•">
        <style:list-level-properties text:space-before="2.699cm" text:min-label-width="0.3cm"/>
        <style:text-properties style:font-name="StarSymbol"/>
      </text:list-level-style-bullet>
      <text:list-level-style-bullet text:level="10" text:style-name="Bullet_20_Symbols" style:num-suffix="." text:bullet-char="•">
        <style:list-level-properties text:space-before="2.998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11-05-09T11:06:07</meta:creation-date>
    <dc:date>2011-06-23T04:35:40</dc:date>
    <meta:editing-cycles>151</meta:editing-cycles>
    <meta:editing-duration>P43DT1H16M22S</meta:editing-duration>
    <meta:user-defined meta:name="Info 1"/>
    <meta:user-defined meta:name="Info 2"/>
    <meta:user-defined meta:name="Info 3"/>
    <meta:user-defined meta:name="Info 4"/>
    <meta:document-statistic meta:table-count="0" meta:image-count="0" meta:object-count="0" meta:page-count="13" meta:paragraph-count="188" meta:word-count="3975" meta:character-count="24408"/>
  </office:meta>
</office:document-meta>
</file>